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c0c0c0" draw:textarea-horizontal-align="center" draw:textarea-vertical-align="middle"/>
    </style:style>
    <style:style style:name="gr4" style:family="graphic" style:parent-style-name="standard">
      <style:graphic-properties draw:fill="none" draw:fill-color="#c0c0c0" draw:textarea-horizontal-align="center" draw:textarea-vertical-align="middle"/>
    </style:style>
    <style:style style:name="gr5" style:family="graphic" style:parent-style-name="standard">
      <style:graphic-properties draw:fill="solid" draw:fill-color="#ffcc99" draw:textarea-horizontal-align="center" draw:textarea-vertical-align="middle"/>
    </style:style>
    <style:style style:name="gr6" style:family="graphic" style:parent-style-name="standard">
      <style:graphic-properties draw:fill="solid" draw:fill-color="#94bd5e" draw:textarea-horizontal-align="center" draw:textarea-vertical-align="middle"/>
    </style:style>
    <style:style style:name="gr7" style:family="graphic" style:parent-style-name="standard">
      <style:graphic-properties draw:stroke="dash" draw:stroke-dash="Fine_20_Dashed" draw:textarea-horizontal-align="center" draw:textarea-vertical-align="middle"/>
    </style:style>
    <style:style style:name="gr8" style:family="graphic" style:parent-style-name="standard">
      <style:graphic-properties draw:fill="solid" draw:fill-color="#e6e64c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16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objectwitharrow">
      <style:graphic-properties draw:fill="none" draw:fill-color="#3deb3d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3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.16cm" svg:height="6.985cm" svg:x="13.065cm" svg:y="2.905cm">
          <text:p/>
        </draw:rect>
        <draw:rect draw:style-name="gr2" draw:text-style-name="P1" draw:layer="layout" svg:width="3.81cm" svg:height="1.905cm" svg:x="1.635cm" svg:y="13.065cm">
          <text:p text:style-name="P1">Link</text:p>
        </draw:rect>
        <draw:rect draw:style-name="gr2" draw:text-style-name="P1" draw:layer="layout" svg:width="3.81cm" svg:height="0.635cm" svg:x="1.635cm" svg:y="11.795cm">
          <text:p text:style-name="P1">Internet</text:p>
        </draw:rect>
        <draw:rect draw:style-name="gr2" draw:text-style-name="P1" draw:layer="layout" svg:width="3.81cm" svg:height="0.635cm" svg:x="1.635cm" svg:y="10.525cm">
          <text:p text:style-name="P1">Transport</text:p>
        </draw:rect>
        <draw:rect draw:style-name="gr3" draw:text-style-name="P1" draw:layer="layout" svg:width="3.81cm" svg:height="6.985cm" svg:x="1.635cm" svg:y="2.905cm">
          <text:p text:style-name="P1">Application</text:p>
        </draw:rect>
        <draw:rect draw:style-name="gr2" draw:text-style-name="P1" draw:layer="layout" svg:width="10.16cm" svg:height="1.905cm" svg:x="13.065cm" svg:y="13.065cm">
          <text:p text:style-name="P1">Link</text:p>
        </draw:rect>
        <draw:rect draw:style-name="gr2" draw:text-style-name="P1" draw:layer="layout" svg:width="10.16cm" svg:height="0.635cm" svg:x="13.065cm" svg:y="11.795cm">
          <text:p text:style-name="P1">Internet</text:p>
        </draw:rect>
        <draw:rect draw:style-name="gr2" draw:text-style-name="P1" draw:layer="layout" svg:width="3.81cm" svg:height="0.635cm" svg:x="7.35cm" svg:y="14.335cm">
          <text:p text:style-name="P1">Phyisical</text:p>
        </draw:rect>
        <draw:rect draw:style-name="gr2" draw:text-style-name="P1" draw:layer="layout" svg:width="3.81cm" svg:height="0.635cm" svg:x="7.35cm" svg:y="13.065cm">
          <text:p text:style-name="P1">Data Link</text:p>
        </draw:rect>
        <draw:rect draw:style-name="gr2" draw:text-style-name="P1" draw:layer="layout" svg:width="3.81cm" svg:height="0.635cm" svg:x="7.35cm" svg:y="11.795cm">
          <text:p text:style-name="P1">Network</text:p>
        </draw:rect>
        <draw:rect draw:style-name="gr4" draw:text-style-name="P1" draw:layer="layout" svg:width="3.81cm" svg:height="0.635cm" svg:x="7.35cm" svg:y="10.525cm">
          <text:p text:style-name="P1">Transport</text:p>
        </draw:rect>
        <draw:rect draw:style-name="gr5" draw:text-style-name="P1" draw:layer="layout" svg:width="3.81cm" svg:height="3.175cm" svg:x="7.35cm" svg:y="6.08cm">
          <text:p text:style-name="P1">Session</text:p>
        </draw:rect>
        <draw:rect draw:style-name="gr6" draw:text-style-name="P1" draw:layer="layout" svg:width="3.81cm" svg:height="0.635cm" svg:x="7.35cm" svg:y="4.81cm">
          <text:p text:style-name="P1">Presentation</text:p>
        </draw:rect>
        <draw:line draw:style-name="gr7" draw:text-style-name="P1" draw:layer="layout" svg:x1="7.35cm" svg:y1="4.175cm" svg:x2="18.78cm" svg:y2="4.175cm">
          <text:p/>
        </draw:line>
        <draw:rect draw:style-name="gr8" draw:text-style-name="P1" draw:layer="layout" svg:width="3.81cm" svg:height="0.635cm" svg:x="7.35cm" svg:y="3.54cm">
          <text:p text:style-name="P1">Application</text:p>
        </draw:rect>
        <draw:line draw:style-name="gr7" draw:text-style-name="P1" draw:layer="layout" svg:x1="7.35cm" svg:y1="5.445cm" svg:x2="18.78cm" svg:y2="5.445cm">
          <text:p/>
        </draw:line>
        <draw:frame draw:style-name="gr9" draw:layer="layout" svg:width="3.601cm" svg:height="0.962cm" svg:x="24.704cm" svg:y="1.635cm">
          <draw:text-box>
            <text:p>Synapse</text:p>
          </draw:text-box>
        </draw:frame>
        <draw:frame draw:style-name="gr10" draw:layer="layout" svg:width="4.439cm" svg:height="0.962cm" svg:x="1.635cm" svg:y="1.635cm">
          <draw:text-box>
            <text:p>TCP/IP model</text:p>
          </draw:text-box>
        </draw:frame>
        <draw:frame draw:style-name="gr10" draw:layer="layout" svg:width="3.499cm" svg:height="0.962cm" svg:x="7.35cm" svg:y="1.635cm">
          <draw:text-box>
            <text:p>OSI model</text:p>
          </draw:text-box>
        </draw:frame>
        <draw:rect draw:style-name="gr8" draw:text-style-name="P1" draw:id="id1" draw:layer="layout" svg:width="4.445cm" svg:height="0.635cm" svg:x="18.145cm" svg:y="3.54cm">
          <text:p text:style-name="P1">Module</text:p>
        </draw:rect>
        <draw:rect draw:style-name="gr8" draw:text-style-name="P1" draw:layer="layout" svg:width="3.81cm" svg:height="0.635cm" svg:x="13.7cm" svg:y="3.54cm">
          <text:p text:style-name="P1">Module</text:p>
        </draw:rect>
        <draw:rect draw:style-name="gr5" draw:text-style-name="P1" draw:id="id3" draw:layer="layout" svg:width="3.81cm" svg:height="1.905cm" svg:x="18.78cm" svg:y="7.35cm">
          <text:p text:style-name="P1">tcp/json</text:p>
          <text:p text:style-name="P1">connector</text:p>
        </draw:rect>
        <draw:rect draw:style-name="gr5" draw:text-style-name="P1" draw:layer="layout" svg:width="4.445cm" svg:height="1.905cm" svg:x="13.7cm" svg:y="7.35cm">
          <text:p text:style-name="P1"><text:s/>http/json</text:p>
          <text:p text:style-name="P1">connector</text:p>
        </draw:rect>
        <draw:rect draw:style-name="gr6" draw:text-style-name="P1" draw:layer="layout" svg:width="8.89cm" svg:height="0.635cm" svg:x="13.7cm" svg:y="4.81cm">
          <text:p text:style-name="P1">C++ API</text:p>
        </draw:rect>
        <draw:line draw:style-name="gr7" draw:text-style-name="P1" draw:layer="layout" svg:x1="7.985cm" svg:y1="9.255cm" svg:x2="18.78cm" svg:y2="9.255cm">
          <text:p/>
        </draw:line>
        <draw:rect draw:style-name="gr1" draw:text-style-name="P1" draw:layer="layout" svg:width="10.16cm" svg:height="6.985cm" svg:x="29.575cm" svg:y="2.905cm">
          <text:p/>
        </draw:rect>
        <draw:rect draw:style-name="gr2" draw:text-style-name="P1" draw:layer="layout" svg:width="10.16cm" svg:height="1.905cm" svg:x="29.575cm" svg:y="13.065cm">
          <text:p text:style-name="P1">Link</text:p>
        </draw:rect>
        <draw:rect draw:style-name="gr2" draw:text-style-name="P1" draw:layer="layout" svg:width="10.16cm" svg:height="0.635cm" svg:x="29.575cm" svg:y="11.795cm">
          <text:p text:style-name="P1">Internet</text:p>
        </draw:rect>
        <draw:rect draw:style-name="gr8" draw:text-style-name="P1" draw:layer="layout" svg:width="4.445cm" svg:height="0.635cm" svg:x="34.655cm" svg:y="3.54cm">
          <text:p text:style-name="P1">Module</text:p>
        </draw:rect>
        <draw:rect draw:style-name="gr8" draw:text-style-name="P1" draw:id="id2" draw:layer="layout" svg:width="3.81cm" svg:height="0.635cm" svg:x="30.21cm" svg:y="3.54cm">
          <text:p text:style-name="P1">Module</text:p>
        </draw:rect>
        <draw:rect draw:style-name="gr5" draw:text-style-name="P1" draw:id="id4" draw:layer="layout" svg:width="3.81cm" svg:height="1.905cm" svg:x="30.21cm" svg:y="7.35cm">
          <text:p text:style-name="P1">tcp/json</text:p>
          <text:p text:style-name="P1">connector</text:p>
        </draw:rect>
        <draw:rect draw:style-name="gr5" draw:text-style-name="P1" draw:layer="layout" svg:width="4.445cm" svg:height="1.905cm" svg:x="34.655cm" svg:y="7.35cm">
          <text:p text:style-name="P1"><text:s/>http/json</text:p>
          <text:p text:style-name="P1">connector</text:p>
        </draw:rect>
        <draw:rect draw:style-name="gr6" draw:text-style-name="P1" draw:layer="layout" svg:width="8.89cm" svg:height="0.635cm" svg:x="30.21cm" svg:y="4.81cm">
          <text:p text:style-name="P1">C++ API</text:p>
        </draw:rect>
        <draw:connector draw:style-name="gr11" draw:text-style-name="P2" draw:layer="layout" svg:x1="22.59cm" svg:y1="3.857cm" svg:x2="30.21cm" svg:y2="3.857cm" draw:start-shape="id1" draw:end-shape="id2" svg:d="m22590 3857h7620">
          <text:p text:style-name="P2"><text:span text:style-name="T1"/></text:p>
          <text:p text:style-name="P2"><text:span text:style-name="T1">App data</text:span></text:p>
        </draw:connector>
        <draw:rect draw:style-name="gr4" draw:text-style-name="P1" draw:layer="layout" svg:width="10.16cm" svg:height="0.635cm" svg:x="13.065cm" svg:y="10.525cm">
          <text:p text:style-name="P1">Transport</text:p>
        </draw:rect>
        <draw:rect draw:style-name="gr4" draw:text-style-name="P1" draw:layer="layout" svg:width="10.16cm" svg:height="0.635cm" svg:x="29.575cm" svg:y="10.525cm">
          <text:p text:style-name="P1">Transport</text:p>
        </draw:rect>
        <draw:connector draw:style-name="gr11" draw:text-style-name="P2" draw:layer="layout" svg:x1="22.59cm" svg:y1="8.302cm" svg:x2="30.21cm" svg:y2="8.302cm" draw:start-shape="id3" draw:end-shape="id4" svg:d="m22590 8302h7620">
          <text:p text:style-name="P2"><text:span text:style-name="T1"/></text:p>
          <text:p text:style-name="P2"><text:span text:style-name="T1">JSON</text:span></text:p>
        </draw:connector>
        <draw:connector draw:style-name="gr11" draw:text-style-name="P2" draw:layer="layout" svg:x1="22.59cm" svg:y1="5.127cm" svg:x2="30.21cm" svg:y2="5.127cm" svg:d="m22590 5127h7620">
          <text:p text:style-name="P2"><text:span text:style-name="T1"/></text:p>
          <text:p text:style-name="P2"><text:span text:style-name="T1"/></text:p>
          <text:p text:style-name="P2"><text:span text:style-name="T1">Cmsg:</text:span></text:p>
          <text:p text:style-name="P2"><text:span text:style-name="T1">event, src, dst</text:span></text:p>
        </draw:connector>
        <draw:rect draw:style-name="gr5" draw:text-style-name="P1" draw:layer="layout" svg:width="8.89cm" svg:height="0.635cm" svg:x="13.7cm" svg:y="6.08cm">
          <text:p text:style-name="P1">Core</text:p>
        </draw:rect>
        <draw:rect draw:style-name="gr5" draw:text-style-name="P1" draw:layer="layout" svg:width="8.89cm" svg:height="0.635cm" svg:x="30.21cm" svg:y="6.08cm">
          <text:p text:style-name="P1">Core</text:p>
        </draw:rect>
      </draw:page>
      <draw:page draw:name="page2" draw:style-name="dp1" draw:master-page-name="Default">
        <draw:frame draw:style-name="gr12" draw:layer="layout" svg:width="30.658cm" svg:height="6.65cm" svg:x="1.155cm" svg:y="3.875cm">
          <draw:text-box>
            <text:list text:style-name="L1">
              <text:list-item>
                <text:p>Modules dont need to be aware of the node on they run on.</text:p>
              </text:list-item>
              <text:list-item>
                <text:p>A module can have 1 or more sessions.</text:p>
              </text:list-item>
              <text:list-item>
                <text:p>The C++ api is very simple: Just a way to send and receive messages.</text:p>
              </text:list-item>
              <text:list-item>
                <text:p>The core keeps track of sessions and knows which module(s) to deliver the message to.</text:p>
              </text:list-item>
              <text:list-item>
                <text:p>tcp/json: </text:p>
                <text:list>
                  <text:list-item>
                    <text:p>A special module to transparantly transport messages to other modules. </text:p>
                  </text:list-item>
                  <text:list-item>
                    <text:p>Incomming message src is mapped to local session.</text:p>
                  </text:list-item>
                </text:list>
              </text:list-item>
              <text:list-item>
                <text:p>http/json: </text:p>
                <text:list>
                  <text:list-item>
                    <text:p>A special module to allow javascript instances in browsers to connect and communicate with eachother.</text:p>
                  </text:list-item>
                </text:list>
              </text:list-item>
            </text:list>
          </draw:text-box>
        </draw:frame>
      </draw:page>
      <draw:page draw:name="page3" draw:style-name="dp1" draw:master-page-name="Default">
        <draw:rect draw:style-name="gr1" draw:text-style-name="P1" draw:layer="layout" svg:width="14.605cm" svg:height="4.445cm" svg:x="5.445cm" svg:y="7.35cm">
          <text:p/>
        </draw:rect>
        <draw:rect draw:style-name="gr11" draw:text-style-name="P1" draw:layer="layout" svg:width="4.445cm" svg:height="0.635cm" svg:x="10.525cm" svg:y="7.985cm">
          <text:p text:style-name="P1">Module</text:p>
        </draw:rect>
        <draw:rect draw:style-name="gr11" draw:text-style-name="P1" draw:layer="layout" svg:width="5.08cm" svg:height="0.635cm" svg:x="10.525cm" svg:y="9.255cm">
          <text:p text:style-name="P1">C++ API</text:p>
        </draw:rect>
        <draw:rect draw:style-name="gr11" draw:text-style-name="P1" draw:layer="layout" svg:width="3.81cm" svg:height="0.635cm" svg:x="6.08cm" svg:y="7.985cm">
          <text:p text:style-name="P1">Module</text:p>
        </draw:rect>
        <draw:rect draw:style-name="gr11" draw:text-style-name="P1" draw:layer="layout" svg:width="11.43cm" svg:height="0.635cm" svg:x="6.08cm" svg:y="10.525cm">
          <text:p text:style-name="P1">Core</text:p>
        </draw:rect>
        <draw:rect draw:style-name="gr11" draw:text-style-name="P1" draw:layer="layout" svg:width="3.81cm" svg:height="0.635cm" svg:x="6.08cm" svg:y="9.255cm">
          <text:p text:style-name="P1">C++ API</text:p>
        </draw:rect>
        <draw:rect draw:style-name="gr11" draw:text-style-name="P1" draw:layer="layout" svg:width="6.985cm" svg:height="5.715cm" svg:x="10.525cm" svg:y="2.90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Module</text:p>
        </draw:rect>
        <draw:rect draw:style-name="gr11" draw:text-style-name="P1" draw:id="id5" draw:layer="layout" svg:width="5.715cm" svg:height="3.175cm" svg:x="11.16cm" svg:y="3.54cm">
          <text:p text:style-name="P1">tcp/json</text:p>
          <text:p text:style-name="P1">connector</text:p>
        </draw:rect>
        <draw:line draw:style-name="gr13" draw:text-style-name="P1" draw:layer="layout" svg:x1="16.875cm" svg:y1="8.62cm" svg:x2="16.875cm" svg:y2="10.525cm">
          <text:p/>
        </draw:line>
        <draw:frame draw:style-name="gr14" draw:layer="layout" svg:width="3.175cm" svg:height="1.673cm" svg:x="16.875cm" svg:y="8.852cm">
          <draw:text-box>
            <text:p>Session </text:p>
            <text:p>mapping</text:p>
          </draw:text-box>
        </draw:frame>
        <draw:rect draw:style-name="gr1" draw:text-style-name="P1" draw:layer="layout" svg:width="14.598cm" svg:height="4.445cm" svg:x="21.962cm" svg:y="7.35cm">
          <text:p/>
        </draw:rect>
        <draw:rect draw:style-name="gr11" draw:text-style-name="P1" draw:layer="layout" svg:width="4.445cm" svg:height="0.635cm" svg:x="27.042cm" svg:y="7.985cm">
          <text:p text:style-name="P1">Module</text:p>
        </draw:rect>
        <draw:rect draw:style-name="gr11" draw:text-style-name="P1" draw:layer="layout" svg:width="5.08cm" svg:height="0.635cm" svg:x="27.042cm" svg:y="9.255cm">
          <text:p text:style-name="P1">C++ API</text:p>
        </draw:rect>
        <draw:rect draw:style-name="gr11" draw:text-style-name="P1" draw:layer="layout" svg:width="3.81cm" svg:height="0.635cm" svg:x="22.597cm" svg:y="7.985cm">
          <text:p text:style-name="P1">Module</text:p>
        </draw:rect>
        <draw:rect draw:style-name="gr11" draw:text-style-name="P1" draw:layer="layout" svg:width="11.43cm" svg:height="0.635cm" svg:x="22.597cm" svg:y="10.525cm">
          <text:p text:style-name="P1">Core</text:p>
        </draw:rect>
        <draw:rect draw:style-name="gr11" draw:text-style-name="P1" draw:layer="layout" svg:width="3.81cm" svg:height="0.635cm" svg:x="22.597cm" svg:y="9.255cm">
          <text:p text:style-name="P1">C++ API</text:p>
        </draw:rect>
        <draw:rect draw:style-name="gr11" draw:text-style-name="P1" draw:layer="layout" svg:width="6.985cm" svg:height="5.715cm" svg:x="27.042cm" svg:y="2.90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Module</text:p>
        </draw:rect>
        <draw:rect draw:style-name="gr11" draw:text-style-name="P1" draw:id="id6" draw:layer="layout" svg:width="5.715cm" svg:height="3.175cm" svg:x="27.677cm" svg:y="3.54cm">
          <text:p text:style-name="P1">tcp/json</text:p>
          <text:p text:style-name="P1">connector</text:p>
        </draw:rect>
        <draw:line draw:style-name="gr13" draw:text-style-name="P1" draw:layer="layout" svg:x1="33.392cm" svg:y1="8.62cm" svg:x2="33.392cm" svg:y2="10.525cm">
          <text:p/>
        </draw:line>
        <draw:frame draw:style-name="gr14" draw:layer="layout" svg:width="3.175cm" svg:height="1.673cm" svg:x="33.385cm" svg:y="8.852cm">
          <draw:text-box>
            <text:p>Session </text:p>
            <text:p>mapping</text:p>
          </draw:text-box>
        </draw:frame>
        <draw:connector draw:style-name="gr11" draw:text-style-name="P1" draw:layer="layout" draw:type="line" svg:x1="16.875cm" svg:y1="5.127cm" svg:x2="27.677cm" svg:y2="5.127cm" draw:start-shape="id5" draw:end-shape="id6" svg:d="m16875 5127h10802">
          <text:p text:style-name="P1"/>
          <text:p text:style-name="P1">TCP/JSON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20T23:18:34</meta:creation-date>
    <dc:date>2010-09-22T00:05:05</dc:date>
    <meta:editing-duration>PT02H43M17S</meta:editing-duration>
    <meta:editing-cycles>33</meta:editing-cycles>
    <meta:generator>OpenOffice.org/3.2$Linux OpenOffice.org_project/320m12$Build-9483</meta:generator>
    <meta:document-statistic meta:object-count="62"/>
  </office:meta>
</office:document-meta>
</file>